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6120" officeooo:paragraph-rsid="001a612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c119f" officeooo:paragraph-rsid="001c119f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style:font-name="Liberation Serif" fo:font-size="15pt" fo:letter-spacing="normal" fo:font-style="normal" fo:font-weight="normal" officeooo:rsid="001c119f" officeooo:paragraph-rsid="001c119f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style="normal" style:text-underline-style="none" fo:font-weight="normal" officeooo:rsid="001a6120" officeooo:paragraph-rsid="001a6120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text-properties style:font-name="Liberation Serif" fo:font-size="15pt" fo:font-style="normal" style:text-underline-style="none" fo:font-weight="normal" officeooo:rsid="001a6120" officeooo:paragraph-rsid="001a612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text-properties style:font-name="Liberation Serif" fo:font-size="15pt" fo:font-style="normal" style:text-underline-style="none" fo:font-weight="normal" officeooo:rsid="001c4517" officeooo:paragraph-rsid="001daf4f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style:font-name="Liberation Serif" fo:font-size="15pt" fo:font-style="normal" style:text-underline-style="none" fo:font-weight="normal" officeooo:rsid="001b9f90" officeooo:paragraph-rsid="001b9f90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">
      <style:text-properties style:font-name="Liberation Serif" fo:font-size="15pt" fo:font-style="normal" style:text-underline-style="none" fo:font-weight="normal" officeooo:rsid="001be6cb" officeooo:paragraph-rsid="001b9f90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style:font-name="Liberation Serif" fo:font-size="15pt" fo:font-weight="bold" officeooo:rsid="001c119f" officeooo:paragraph-rsid="001c119f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weight="bold" officeooo:rsid="001daf4f" officeooo:paragraph-rsid="001daf4f" style:font-size-asian="15pt" style:font-weight-asian="bold" style:font-size-complex="15pt" style:font-weight-complex="bold"/>
    </style:style>
    <style:style style:name="P11" style:family="paragraph" style:parent-style-name="Standard" style:list-style-name="L5">
      <style:text-properties style:font-name="Liberation Serif" fo:font-size="15pt" fo:font-weight="bold" officeooo:rsid="001daf4f" officeooo:paragraph-rsid="001daf4f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erif" fo:font-size="15pt" fo:font-weight="bold" officeooo:paragraph-rsid="001c119f" style:font-size-asian="15pt" style:font-size-complex="15pt"/>
    </style:style>
    <style:style style:name="P13" style:family="paragraph" style:parent-style-name="Standard">
      <style:text-properties style:font-name="Liberation Serif" fo:font-size="15pt" style:text-underline-style="none" fo:font-weight="normal" officeooo:rsid="001debb8" officeooo:paragraph-rsid="001debb8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c119f" officeooo:paragraph-rsid="001c119f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debb8" officeooo:paragraph-rsid="001debb8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font-name="Liberation Serif" fo:font-size="18pt" fo:font-weight="bold" officeooo:rsid="001daf4f" officeooo:paragraph-rsid="001daf4f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Liberation Serif" fo:font-size="18pt" fo:font-style="normal" style:text-underline-style="none" fo:font-weight="normal" officeooo:rsid="001a6120" officeooo:paragraph-rsid="001a6120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2">
      <style:text-properties officeooo:paragraph-rsid="001c119f"/>
    </style:style>
    <style:style style:name="P19" style:family="paragraph" style:parent-style-name="Standard" style:list-style-name="L3">
      <style:text-properties officeooo:paragraph-rsid="001c119f"/>
    </style:style>
    <style:style style:name="P20" style:family="paragraph" style:parent-style-name="Standard" style:list-style-name="L4">
      <style:text-properties officeooo:paragraph-rsid="001c119f"/>
    </style:style>
    <style:style style:name="P21" style:family="paragraph" style:parent-style-name="Standard">
      <style:text-properties fo:font-size="18pt" fo:font-weight="bold" officeooo:rsid="001a6120" officeooo:paragraph-rsid="001a6120" style:font-size-asian="18pt" style:font-weight-asian="bold" style:font-size-complex="18pt" style:font-weight-complex="bold"/>
    </style:style>
    <style:style style:name="P22" style:family="paragraph" style:parent-style-name="Standard" style:master-page-name="">
      <style:paragraph-properties fo:margin-left="1.199cm" fo:margin-right="0cm" fo:text-indent="0cm" style:auto-text-indent="false" style:page-number="auto"/>
      <style:text-properties style:font-name="Liberation Serif" fo:font-size="15pt" fo:font-weight="bold" officeooo:paragraph-rsid="001daf4f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daf4f" style:font-size-asian="10pt" style:font-size-complex="1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1c1e" style:font-weight-asian="normal" style:font-weight-complex="normal"/>
    </style:style>
    <style:style style:name="T6" style:family="text">
      <style:text-properties fo:font-weight="normal" officeooo:rsid="001c119f" style:font-weight-asian="normal" style:font-weight-complex="normal"/>
    </style:style>
    <style:style style:name="T7" style:family="text">
      <style:text-properties fo:font-weight="normal" officeooo:rsid="001daf4f" style:font-weight-asian="normal" style:font-weight-complex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2" style:family="text">
      <style:text-properties fo:font-variant="normal" fo:text-transform="none" style:font-name="Liberation Serif" fo:font-size="15pt" fo:letter-spacing="normal" fo:font-style="normal" fo:font-weight="normal" officeooo:rsid="001c119f" style:font-size-asian="15pt" style:font-weight-asian="normal" style:font-size-complex="15pt" style:font-weight-complex="normal"/>
    </style:style>
    <style:style style:name="T13" style:family="text">
      <style:text-properties style:font-name="Liberation Serif" fo:font-size="15pt" style:font-size-asian="15pt" style:font-size-complex="15pt"/>
    </style:style>
    <style:style style:name="T14" style:family="text">
      <style:text-properties style:font-name="Liberation Serif" fo:font-size="15pt" fo:font-weight="normal" officeooo:rsid="001c119f" style:font-size-asian="15pt" style:font-weight-asian="normal" style:font-size-complex="15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1de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<text:span text:style-name="T15">HIFIVE 1</text:span></text:p>
      <text:p text:style-name="P1"><text:span text:style-name="T1"><text:s text:c="60"/>(a product of Sifive</text:span><text:span text:style-name="T2"> with Risc-V proccessor</text:span><text:span text:style-name="T1">)</text:span></text:p>
      <text:p text:style-name="P1"><text:span text:style-name="T1"/></text:p>
      <text:p text:style-name="P17"><text:span text:style-name="T3">SETTING UP THE ENVIRONMENT IN HOST PC</text:span>:</text:p>
      <text:p text:style-name="P4"/>
      <text:list xml:id="list2806634478256200362" text:style-name="L1">
        <text:list-item>
          <text:p text:style-name="P5">Download the <text:span text:style-name="T16">g</text:span>etting <text:span text:style-name="T16">s</text:span>tarted PDF from the sifive website.</text:p>
          <text:p text:style-name="P5"/>
        </text:list-item>
        <text:list-item>
          <text:p text:style-name="P5">Go through the <text:span text:style-name="T16">d</text:span>atasheets and <text:span text:style-name="T16">m</text:span>anual.</text:p>
          <text:p text:style-name="P5"/>
        </text:list-item>
        <text:list-item>
          <text:p text:style-name="P5">For Host <text:span text:style-name="T16">p</text:span>c ,<text:span text:style-name="T16">c</text:span>ross compilation need to be installed.</text:p>
          <text:p text:style-name="P5"/>
        </text:list-item>
        <text:list-item>
          <text:p text:style-name="P5">INSTALL <text:s/>git if it not there in the <text:s/>host pc-(sudo apt-get install git)</text:p>
          <text:p text:style-name="P5"/>
        </text:list-item>
        <text:list-item>
          <text:p text:style-name="P5">From the getting stared pdf go to --&gt; git repository link for hifive 1</text:p>
          <text:p text:style-name="P5"/>
        </text:list-item>
        <text:list-item>
          <text:p text:style-name="P5">You can download the ZIP file and extract in the pc (See the README file in the extracted folder) otherwise...</text:p>
          <text:p text:style-name="P5"/>
        </text:list-item>
        <text:list-item>
          <text:p text:style-name="P6">Make a seperate <text:span text:style-name="T16">d</text:span>irectory for freedom e sdk.</text:p>
          <text:p text:style-name="P6"><text:s/></text:p>
        </text:list-item>
        <text:list-item>
          <text:p text:style-name="P5">You can clone the repository link by goto terminal--&gt; copy paste the git clone link</text:p>
          <text:p text:style-name="P5"/>
        </text:list-item>
        <text:list-item>
          <text:p text:style-name="P5">This will fetch all the information and requirements for the board.</text:p>
          <text:p text:style-name="P5"/>
        </text:list-item>
        <text:list-item>
          <text:p text:style-name="P7">Connect the device and look for lsusb and set up device rules.</text:p>
          <text:p text:style-name="P7"/>
        </text:list-item>
        <text:list-item>
          <text:p text:style-name="P7">Commands for <text:span text:style-name="T16">c</text:span>ompiling,<text:span text:style-name="T16">u</text:span>ploading and <text:span text:style-name="T16">d</text:span>ebugging</text:p>
          <text:p text:style-name="P8"/>
        </text:list-item>
      </text:list>
      <text:p text:style-name="P14">IDEs</text:p>
      <text:p text:style-name="P9"/>
      <text:p text:style-name="P2"><text:a xlink:type="simple" xlink:href="https://www.sifive.com/products/tools/"><text:span text:style-name="T13">https://www.sifive.com/products/tools/</text:span></text:a></text:p>
      <text:p text:style-name="P9"/>
      <text:list xml:id="list7567971904861964379" text:style-name="L2">
        <text:list-item>
          <text:p text:style-name="P18"><text:span text:style-name="T14">FreedomStudio (eclipse platform ide)</text:span></text:p>
        </text:list-item>
      </text:list>
      <text:p text:style-name="P9"><text:span text:style-name="T4"><text:s text:c="9"/></text:span><text:span text:style-name="T5">Supports only </text:span><text:span text:style-name="T7">on </text:span><text:span text:style-name="T5">64bit platform.</text:span></text:p>
      <text:p text:style-name="P22"><text:span text:style-name="T6">P</text:span><text:span text:style-name="T9">ackaged with a prebuilt toolchain and example projects from the Freedom E SDK.</text:span></text:p>
      <text:p text:style-name="P12"/>
      <text:list xml:id="list5228097367000317036" text:style-name="L3">
        <text:list-item>
          <text:p text:style-name="P19"><text:span text:style-name="T12">Eclipse IDE(oxygen)</text:span></text:p>
        </text:list-item>
      </text:list>
      <text:p text:style-name="P3"><text:s text:c="9"/>And its related toolchains and openocd </text:p>
      <text:p text:style-name="P9"/>
      <text:list xml:id="list2832856514058859413" text:style-name="L4">
        <text:list-item>
          <text:p text:style-name="P20"><text:span text:style-name="T12">EmbeddedStudio(from SEGGER)</text:span></text:p>
        </text:list-item>
      </text:list>
      <text:p text:style-name="P9"><text:soft-page-break/></text:p>
      <text:p text:style-name="P9"/>
      <text:p text:style-name="P9"><text:span text:style-name="T8">J-LINK—</text:span><text:span text:style-name="T10">Tool used for flashing and debugging the program .</text:span></text:p>
      <text:p text:style-name="P9"/>
      <text:p text:style-name="P16"><text:span text:style-name="T11">ARDUINO SET UP</text:span><text:span text:style-name="T10">:</text:span></text:p>
      <text:p text:style-name="P10"/>
      <text:list xml:id="list4770049671800574673" text:style-name="L5">
        <text:list-item>
          <text:p text:style-name="P11"><text:span text:style-name="T10">Download and install arduino 1.8.5. </text:span><text:a xlink:type="simple" xlink:href="https://www.arduino.cc/en/Guide/HomePage"><text:span text:style-name="T10">https://www.arduino.cc/en/Guide/HomePage</text:span></text:a></text:p>
          <text:p text:style-name="P11"/>
        </text:list-item>
        <text:list-item>
          <text:p text:style-name="P11"><text:span text:style-name="T10">Launch the Arduino IDE</text:span></text:p>
        </text:list-item>
      </text:list>
      <text:p text:style-name="P10"/>
      <text:list xml:id="list102847857500492" text:continue-numbering="true" text:style-name="L5">
        <text:list-item>
          <text:p text:style-name="P11"><text:span text:style-name="T10">Navigate to File → Preferences and add the SiFive additional Board Manager URL as</text:span></text:p>
          <text:p text:style-name="P11"><text:a xlink:type="simple" xlink:href="http://static.dev.sifive.com/bsp/arduino/package_sifive_index.json"><text:span text:style-name="T10">http://static.dev.sifive.com/bsp/arduino/package_sifive_index.json</text:span></text:a></text:p>
        </text:list-item>
      </text:list>
      <text:p text:style-name="P10"/>
      <text:list xml:id="list102846811455196" text:continue-numbering="true" text:style-name="L5">
        <text:list-item>
          <text:p text:style-name="P11"><text:span text:style-name="T10">Add the SiFive development kit boards using the Board Manager:</text:span></text:p>
          <text:p text:style-name="P11"><text:span text:style-name="T10">Tools → Board → Board Manager.</text:span></text:p>
          <text:p text:style-name="P11"><text:span text:style-name="T10">Search for “SiFive” and click Install to download and install the package. Restart your Arduino</text:span></text:p>
          <text:p text:style-name="P11"><text:span text:style-name="T10">IDE, then find the HiFive1 under Tools → Board</text:span></text:p>
          <text:p text:style-name="P11"><text:span text:style-name="T10"/></text:p>
        </text:list-item>
        <text:list-item>
          <text:p text:style-name="P11"><text:span text:style-name="T10">Select SiFive OpenOCD as the Programmer from the Tools menu.</text:span></text:p>
          <text:p text:style-name="P11"><text:span text:style-name="T10"/></text:p>
        </text:list-item>
        <text:list-item>
          <text:p text:style-name="P11"><text:span text:style-name="T10">To compile and upload a simple example program, select</text:span></text:p>
          <text:p text:style-name="P11"><text:span text:style-name="T10">File → Examples → Basics → Blink</text:span></text:p>
          <text:p text:style-name="P11"><text:span text:style-name="T10">Click the “upload” button in the Arduino IDE, your program will compile and upload to your</text:span></text:p>
          <text:p text:style-name="P11"><text:span text:style-name="T10">Dev Kit, and the green LED will blink.</text:span></text:p>
        </text:list-item>
      </text:list>
      <text:p text:style-name="P10"/>
      <text:p text:style-name="P10"/>
      <text:p text:style-name="P15"><text:span text:style-name="T8">ADDITIONAL INFO:</text:span></text:p>
      <text:p text:style-name="P15"/>
      <text:p text:style-name="P13"><text:span text:style-name="T8">This document is made under linux operating system Ubuntu 14.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1pt" fo:font-weight="normal" style:font-name-asian="OpenSymbol" style:font-family-asian="OpenSymbol" style:font-charset-asian="x-symbol" style:font-size-asian="9.60000038146973pt" style:font-weight-asian="normal" style:font-name-complex="OpenSymbol" style:font-family-complex="OpenSymbol" style:font-charset-complex="x-symbol" style:font-size-complex="11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1:44:38.422348908</meta:creation-date>
    <dc:date>2018-07-20T10:28:45.702355288</dc:date>
    <meta:editing-duration>PT23M55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2" meta:paragraph-count="53" meta:word-count="355" meta:character-count="2135" meta:non-whitespace-character-count="1733"/>
  </office:meta>
</office:document-meta>
</file>